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96dcb" officeooo:paragraph-rsid="00096dcb"/>
    </style:style>
    <style:style style:name="P2" style:family="paragraph" style:parent-style-name="Table_20_Contents">
      <style:text-properties officeooo:rsid="0009a0c5" officeooo:paragraph-rsid="0009a0c5"/>
    </style:style>
    <style:style style:name="P3" style:family="paragraph" style:parent-style-name="Table_20_Contents">
      <style:text-properties officeooo:paragraph-rsid="0009a0c5"/>
    </style:style>
    <style:style style:name="P4" style:family="paragraph" style:parent-style-name="Table_20_Contents">
      <style:text-properties officeooo:rsid="0009a0c5" officeooo:paragraph-rsid="0009a0c5"/>
    </style:style>
    <style:style style:name="T1" style:family="text">
      <style:text-properties officeooo:rsid="00096dcb"/>
    </style:style>
    <style:style style:name="T2" style:family="text">
      <style:text-properties officeooo:rsid="0009a0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263456752336">
          <table:table-cell table:style-name="Table1.A1" office:value-type="string">
            <text:p text:style-name="Table_20_Contents"><text:s text:c="12"/><text:span text:style-name="T1">Precedence</text:span></text:p>
          </table:table-cell>
          <table:table-cell table:style-name="Table1.A1" office:value-type="string">
            <text:p text:style-name="Table_20_Contents"><text:s text:c="13"/><text:span text:style-name="T1">Operators</text:span></text:p>
          </table:table-cell>
          <table:table-cell table:style-name="Table1.A1" office:value-type="string">
            <text:p text:style-name="Table_20_Contents"><text:s text:c="12"/><text:span text:style-name="T1">Description</text:span></text:p>
          </table:table-cell>
          <table:table-cell table:style-name="Table1.A1" office:value-type="string">
            <text:p text:style-name="P1"><text:s text:c="11"/>Associativity</text:p>
          </table:table-cell>
        </table:table-row>
        <table:table-row table:style-name="TableLine94263457261632">
          <table:table-cell table:style-name="Table1.A1" office:value-type="string">
            <text:p text:style-name="P1"><text:s text:c="17"/>1.</text:p>
          </table:table-cell>
          <table:table-cell table:style-name="Table1.A1" office:value-type="string">
            <text:p text:style-name="Table_20_Contents"><text:s/><text:span text:style-name="T1">X++ <text:s/>, <text:s text:c="3"/>X--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6"/><text:span text:style-name="T2">Left To Right</text:span></text:p>
          </table:table-cell>
        </table:table-row>
        <table:table-row table:style-name="TableLine94263457262272">
          <table:table-cell table:style-name="Table1.A1" office:value-type="string">
            <text:p text:style-name="P1"><text:s text:c="17"/>2.</text:p>
          </table:table-cell>
          <table:table-cell table:style-name="Table1.A1" office:value-type="string">
            <text:p text:style-name="P1">++X,--X,+X,-X,!,~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6"/><text:span text:style-name="T2">Right To Left</text:span></text:p>
          </table:table-cell>
        </table:table-row>
        <table:table-row table:style-name="TableLine94263457263184">
          <table:table-cell table:style-name="Table1.A1" office:value-type="string">
            <text:p text:style-name="P1"><text:s text:c="17"/>3.</text:p>
          </table:table-cell>
          <table:table-cell table:style-name="Table1.A1" office:value-type="string">
            <text:p text:style-name="Table_20_Contents"><text:s/>* <text:s text:c="3"/>, <text:s text:c="3"/>/ <text:s text:c="3"/>, <text:s text:c="3"/>%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6"/><text:span text:style-name="T2">Left To Right</text:span></text:p>
          </table:table-cell>
        </table:table-row>
        <table:table-row table:style-name="TableLine94263457264144">
          <table:table-cell table:style-name="Table1.A1" office:value-type="string">
            <text:p text:style-name="P1"><text:s text:c="17"/>4.</text:p>
          </table:table-cell>
          <table:table-cell table:style-name="Table1.A1" office:value-type="string">
            <text:p text:style-name="Table_20_Contents"><text:s text:c="5"/><text:span text:style-name="T1">+ <text:s text:c="3"/>, <text:s text:c="5"/>-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s text:c="13"/><text:span text:style-name="T2">Left To Right</text:span></text:p>
          </table:table-cell>
        </table:table-row>
        <table:table-row table:style-name="TableLine94263457265296">
          <table:table-cell table:style-name="Table1.A1" office:value-type="string">
            <text:p text:style-name="P1"><text:s text:c="16"/>5.</text:p>
          </table:table-cell>
          <table:table-cell table:style-name="Table1.A1" office:value-type="string">
            <text:p text:style-name="Table_20_Contents"><text:s/><text:span text:style-name="T1">&lt;&lt; <text:s text:c="5"/>, <text:s text:c="5"/>&gt;&gt;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9"/>Left To Right</text:p>
          </table:table-cell>
        </table:table-row>
        <table:table-row table:style-name="TableLine94263457266320">
          <table:table-cell table:style-name="Table1.A1" office:value-type="string">
            <text:p text:style-name="P1"><text:s text:c="16"/>6.</text:p>
          </table:table-cell>
          <table:table-cell table:style-name="Table1.A1" office:value-type="string">
            <text:p text:style-name="P1">&lt; , &lt;= , &gt; , &gt;=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8"/>Left To Right</text:p>
          </table:table-cell>
        </table:table-row>
        <table:table-row table:style-name="TableLine94263457267392">
          <table:table-cell table:style-name="Table1.A1" office:value-type="string">
            <text:p text:style-name="P1"><text:s text:c="16"/>7.</text:p>
          </table:table-cell>
          <table:table-cell table:style-name="Table1.A1" office:value-type="string">
            <text:p text:style-name="Table_20_Contents"><text:s text:c="2"/><text:span text:style-name="T1">== <text:s text:c="2"/>, <text:s text:c="3"/>!=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9"/>Left To Right</text:p>
          </table:table-cell>
        </table:table-row>
        <table:table-row table:style-name="TableLine94263457268464">
          <table:table-cell table:style-name="Table1.A1" office:value-type="string">
            <text:p text:style-name="P1"><text:s text:c="16"/>8.</text:p>
          </table:table-cell>
          <table:table-cell table:style-name="Table1.A1" office:value-type="string">
            <text:p text:style-name="Table_20_Contents"><text:s text:c="4"/><text:span text:style-name="T1">&amp;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9"/>Left To Right</text:p>
          </table:table-cell>
        </table:table-row>
        <table:table-row table:style-name="TableLine94263457269456">
          <table:table-cell table:style-name="Table1.A1" office:value-type="string">
            <text:p text:style-name="P1"><text:s text:c="16"/>9.</text:p>
          </table:table-cell>
          <table:table-cell table:style-name="Table1.A1" office:value-type="string">
            <text:p text:style-name="Table_20_Contents"><text:s text:c="13"/><text:span text:style-name="T1">^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10"/>Left To Right</text:p>
          </table:table-cell>
        </table:table-row>
        <table:table-row table:style-name="TableLine94263457270528">
          <table:table-cell table:style-name="Table1.A1" office:value-type="string">
            <text:p text:style-name="P1"><text:s text:c="15"/>10.</text:p>
          </table:table-cell>
          <table:table-cell table:style-name="Table1.A1" office:value-type="string">
            <text:p text:style-name="Table_20_Contents"><text:s text:c="8"/><text:span text:style-name="T1">| 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11"/>Left To Right</text:p>
          </table:table-cell>
        </table:table-row>
        <table:table-row table:style-name="TableLine94263457271600">
          <table:table-cell table:style-name="Table1.A1" office:value-type="string">
            <text:p text:style-name="P1"><text:s text:c="15"/>11.</text:p>
          </table:table-cell>
          <table:table-cell table:style-name="Table1.A1" office:value-type="string">
            <text:p text:style-name="Table_20_Contents"><text:s text:c="15"/><text:span text:style-name="T1">&amp;&amp;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10"/>Left To Right</text:p>
          </table:table-cell>
        </table:table-row>
        <table:table-row table:style-name="TableLine94263457272672">
          <table:table-cell table:style-name="Table1.A1" office:value-type="string">
            <text:p text:style-name="P1"><text:s text:c="15"/>12.</text:p>
          </table:table-cell>
          <table:table-cell table:style-name="Table1.A1" office:value-type="string">
            <text:p text:style-name="Table_20_Contents"><text:s text:c="11"/><text:span text:style-name="T1">||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10"/>Left To Right</text:p>
          </table:table-cell>
        </table:table-row>
        <table:table-row table:style-name="TableLine94263457273744">
          <table:table-cell table:style-name="Table1.A1" office:value-type="string">
            <text:p text:style-name="P1"><text:s text:c="15"/>13.</text:p>
          </table:table-cell>
          <table:table-cell table:style-name="Table1.A1" office:value-type="string">
            <text:p text:style-name="P2">=,+=,-=,*=,/=,%=,&lt;&lt;=,&gt;&gt;=,&amp;=,^=, |=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<text:s text:c="9"/>Right To Lef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01:14:21.294532444</meta:creation-date>
    <dc:date>2021-07-11T01:31:39.211359366</dc:date>
    <meta:editing-duration>PT5M46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43" meta:word-count="89" meta:character-count="826" meta:non-whitespace-character-count="307"/>
  </office:meta>
</office:document-meta>
</file>